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A0000010AD05992DC73C27020.png" manifest:media-type="image/png"/>
  <manifest:file-entry manifest:full-path="Pictures/1000020100000320000001F40A2888849F1BE9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3467" draw:fill-color="#ee3467" draw:textarea-horizontal-align="justify" draw:textarea-vertical-align="middle" draw:auto-grow-height="false" fo:min-height="0.25cm" fo:min-width="3.7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loext:graphic-properties draw:fill-color="#ee3467"/>
      <style:paragraph-properties fo:text-align="center"/>
    </style:style>
    <style:style style:name="P3" style:family="paragraph">
      <style:text-properties fo:color="#ee3467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color="#ee3467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ee3467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75cm" svg:height="7.036cm" svg:x="1.725cm" svg:y="3.264cm">
          <draw:image xlink:href="Pictures/100002010000016A0000010AD05992DC73C27020.png" xlink:type="simple" xlink:show="embed" xlink:actuate="onLoad">
            <text:p/>
          </draw:image>
        </draw:frame>
        <draw:frame draw:style-name="gr1" draw:text-style-name="P1" draw:layer="layout" svg:width="12.6cm" svg:height="8.436cm" svg:x="13.9cm" svg:y="2.9cm">
          <draw:image xlink:href="Pictures/1000020100000320000001F40A2888849F1BE980.png" xlink:type="simple" xlink:show="embed" xlink:actuate="onLoad">
            <text:p/>
          </draw:image>
        </draw:frame>
        <draw:custom-shape draw:style-name="gr2" draw:text-style-name="P2" draw:layer="layout" svg:width="4.8cm" svg:height="1cm" svg:x="11.3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cm" svg:height="2.9cm" svg:x="11.7cm" svg:y="4cm">
          <draw:text-box>
            <text:p text:style-name="P3"><text:span text:style-name="T1">FL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Laval</meta:initial-creator>
    <meta:creation-date>2017-12-04T12:06:09.464000000</meta:creation-date>
    <dc:date>2017-12-04T12:38:36.609000000</dc:date>
    <dc:creator>Nico Laval</dc:creator>
    <meta:editing-duration>PT20M49S</meta:editing-duration>
    <meta:editing-cycles>1</meta:editing-cycles>
    <meta:document-statistic meta:object-count="4"/>
    <meta:generator>LibreOffice/5.2.6.2$Windows_X86_64 LibreOffice_project/a3100ed2409ebf1c212f5048fbe377c281438fdc</meta:generator>
  </office:meta>
</office:document-meta>
</file>